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Light" svg:font-family="'DejaVu Sans Light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新宋体" svg:font-family="新宋体" style:font-family-generic="system" style:font-pitch="variable"/>
    <style:font-face style:name="新宋体1" svg:font-family="新宋体" style:font-adornments="标准" style:font-pitch="variable"/>
    <style:font-face style:name="红头文件字体" svg:font-family="红头文件字体" style:font-adornments="粗体" style:font-pitch="variable"/>
  </office:font-face-decls>
  <office:automatic-styles>
    <style:style style:name="P1" style:family="paragraph" style:parent-style-name="Standard">
      <style:text-properties style:font-name="DejaVu Sans Light" fo:font-size="18.25pt" officeooo:paragraph-rsid="002d347c" style:font-name-asian="DejaVu Sans Light" style:font-size-asian="16pt" style:font-size-complex="18.25pt"/>
    </style:style>
    <style:style style:name="P2" style:family="paragraph" style:parent-style-name="Standard">
      <style:text-properties style:font-name="DejaVu Sans Light" fo:font-size="22pt" fo:font-weight="bold" officeooo:paragraph-rsid="002d347c" style:font-name-asian="DejaVu Sans Light" style:font-size-asian="22pt" style:font-weight-asian="bold" style:font-size-complex="22pt" style:font-weight-complex="bold" style:text-emphasize="dot belo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2">LibreOffi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Light" svg:font-family="'DejaVu Sans Light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新宋体" svg:font-family="新宋体" style:font-family-generic="system" style:font-pitch="variable"/>
    <style:font-face style:name="新宋体1" svg:font-family="新宋体" style:font-adornments="标准" style:font-pitch="variable"/>
    <style:font-face style:name="红头文件字体" svg:font-family="红头文件字体" style:font-adornments="粗体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4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4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in" fo:margin-right="0in" fo:line-height="115%" fo:text-align="justify" style:justify-single-word="false" fo:text-indent="0in" style:auto-text-indent="true" style:page-number="auto" fo:background-color="transparent" style:punctuation-wrap="simple">
        <style:tab-stops/>
      </style:paragraph-properties>
      <style:text-properties style:font-name="新宋体1" fo:font-family="新宋体" style:font-style-name="标准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新宋体" style:font-family-asian="新宋体" style:font-family-generic-asian="system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4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top="0.1665in" fo:margin-bottom="0.0835in" style:contextual-spacing="false" fo:text-align="center" style:justify-single-word="false" style:page-number="auto" fo:background-color="transparent" style:punctuation-wrap="simple">
        <style:tab-stops/>
      </style:paragraph-properties>
      <style:text-properties fo:font-size="130%" fo:font-weight="normal" style:font-name-asian="红头文件字体" style:font-family-asian="红头文件字体" style:font-style-name-asian="粗体" style:font-pitch-asian="variable" style:font-size-asian="130%" style:font-weight-asian="normal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 style:punctuation-wrap="simpl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align="start" style:justify-single-word="false" fo:text-indent="0in" style:auto-text-indent="tru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分割线" style:family="paragraph" style:parent-style-name="Horizontal_20_Line" style:next-style-name="Horizontal_20_Line" style:auto-update="true">
      <loext:graphic-properties draw:fill="none" draw:fill-color="#729fcf"/>
      <style:paragraph-properties fo:background-color="transparent" fo:padding="0.0193in" fo:border-left="none" fo:border-right="none" fo:border-top="none" fo:border-bottom="0.06pt solid #00000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彩色文本" style:family="text">
      <style:text-properties fo:color="#ff0000" loext:opacity="100%" style:font-name="新宋体1" fo:font-family="新宋体" style:font-style-name="标准" style:font-pitch="variable" fo:font-size="14pt"/>
    </style:style>
    <style:style style:name="红色文本" style:family="text" style:parent-style-name="彩色文本">
      <style:text-properties fo:color="#ff0000" loext:opacity="100%"/>
    </style:style>
    <style:style style:name="蓝色文本" style:family="text" style:parent-style-name="彩色文本">
      <style:text-properties fo:color="#2a6099" loext:opacity="100%"/>
    </style:style>
    <style:style style:name="绿色文本" style:family="text" style:parent-style-name="彩色文本">
      <style:text-properties fo:color="#00a933" loext:opacity="100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黑色文本" style:family="text" style:parent-style-name="彩色文本">
      <style:text-properties fo:color="#1c1c1c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902in" fo:margin-right="0.5902in" fo:border="0.06pt solid #000000" fo:padding="0.0193in" fo:background-color="transparent" style:writing-mode="lr-tb" style:layout-grid-color="#c0c0c0" style:layout-grid-lines="19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9T21:08:18.285117168</meta:creation-date>
    <meta:editing-duration>PT4M56S</meta:editing-duration>
    <meta:editing-cycles>6</meta:editing-cycles>
    <meta:generator>LibreOfficeDev/7.6.0.0.alpha0$Linux_X86_64 LibreOffice_project/9d829facd92d51c7eba8a8cc30bac4d5fbdea112</meta:generator>
    <dc:title>A4-love</dc:title>
    <meta:initial-creator>Ji Yifei</meta:initial-creator>
    <dc:date>2023-03-14T11:47:19.092363952</dc:date>
    <meta:document-statistic meta:table-count="0" meta:image-count="0" meta:object-count="0" meta:page-count="1" meta:paragraph-count="2" meta:word-count="1" meta:character-count="12" meta:non-whitespace-character-count="11"/>
    <meta:template xlink:type="simple" xlink:actuate="onRequest" xlink:title="A4-love" xlink:href="../../../home/love/.config/libreoffice/4/user/template/A4-love1.ott" meta:date="2020-12-19T21:08:17.486494832"/>
  </office:meta>
</office:document-meta>
</file>